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2.078cm" fo:min-width="3.31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2.078cm" fo:min-width="4.45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9cm" fo:min-width="0cm"/>
    </style:style>
    <style:style style:name="gr6" style:family="graphic" style:parent-style-name="objectwithoutfill">
      <style:graphic-properties draw:stroke="dash" draw:stroke-dash="Fine_20_Dashed" svg:stroke-color="#000000"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weight="normal" style:font-weight-asian="normal" style:font-weight-complex="normal"/>
    </style:style>
    <style:style style:name="P2" style:family="paragraph">
      <loext:graphic-properties draw:fill-color="#ffffff"/>
      <style:paragraph-properties fo:text-align="center"/>
      <style:text-properties fo:font-weight="normal" style:font-weight-asian="normal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tyle="italic" style:font-style-asian="italic" style:font-style-complex="italic"/>
    </style:style>
    <style:style style:name="P7" style:family="paragraph">
      <loext:graphic-properties draw:fill="none" draw:fill-color="#ffffff"/>
      <style:text-properties fo:font-size="16pt" fo:font-style="italic" style:font-size-asian="16pt" style:font-style-asian="italic" style:font-size-complex="16pt" style:font-style-complex="italic"/>
    </style:style>
    <style:style style:name="P8" style:family="paragraph">
      <style:paragraph-properties fo:text-align="center"/>
      <style:text-properties fo:font-style="italic" style:font-style-asian="italic" style:font-style-complex="italic"/>
    </style:style>
    <style:style style:name="P9" style:family="paragraph">
      <loext:graphic-properties draw:fill="none" draw:fill-color="#ffffff"/>
      <style:paragraph-properties fo:text-align="end"/>
      <style:text-properties fo:font-size="16pt" fo:font-style="italic" style:font-size-asian="16pt" style:font-style-asian="italic" style:font-size-complex="16pt" style:font-style-complex="italic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 draw:fill-color="#ffffff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3.81cm" svg:height="2.328cm" svg:x="4.048cm" svg:y="12.896cm">
          <text:p text:style-name="P1"><text:span text:style-name="T1">Outp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xml:id="id1" draw:id="id1" draw:layer="layout" svg:width="3.81cm" svg:height="2.328cm" svg:x="8.493cm" svg:y="5.276cm">
          <text:p text:style-name="P3">Pars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2" draw:id="id2" draw:layer="layout" svg:width="4.953cm" svg:height="2.328cm" svg:x="11.16cm" svg:y="10.102cm">
          <text:p text:style-name="P3">Possession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curve" svg:x1="10.398cm" svg:y1="7.604cm" svg:x2="13.636cm" svg:y2="10.102cm" draw:start-shape="id1" draw:start-glue-point="2" draw:end-shape="id2" draw:end-glue-point="0" svg:d="M10398 7604c0 1873 3238 625 3238 2498" svg:viewBox="0 0 3239 2499">
          <text:p/>
        </draw:connector>
        <draw:connector draw:style-name="gr3" draw:text-style-name="P5" draw:layer="layout" draw:type="curve" draw:line-skew="-1.408cm" svg:x1="10.398cm" svg:y1="7.604cm" svg:x2="5.953cm" svg:y2="12.896cm" draw:start-shape="id1" draw:start-glue-point="2" draw:end-shape="id3" svg:d="M10398 7604c0 1857-4445-789-4445 5292" svg:viewBox="0 0 4446 5293">
          <text:p/>
        </draw:connector>
        <draw:connector draw:style-name="gr3" draw:text-style-name="P5" draw:layer="layout" draw:type="curve" svg:x1="13.636cm" svg:y1="12.43cm" svg:x2="7.858cm" svg:y2="14.06cm" draw:start-shape="id2" draw:start-glue-point="2" draw:end-shape="id3" draw:end-glue-point="1" svg:d="M13636 12430c0 1087-1926 1630-5778 1630" svg:viewBox="0 0 5779 1631">
          <text:p/>
        </draw:connector>
        <draw:frame draw:style-name="gr4" draw:text-style-name="P7" draw:layer="layout" svg:width="4.621cm" svg:height="1.427cm" svg:x="13.065cm" svg:y="7.35cm">
          <draw:text-box>
            <text:p text:style-name="P6"><text:span text:style-name="T2">POSSESSION:</text:span></text:p>
            <text:p text:style-name="P6"><text:span text:style-name="T2">positions, interval</text:span></text:p>
          </draw:text-box>
        </draw:frame>
        <draw:frame draw:style-name="gr4" draw:text-style-name="P9" draw:layer="layout" svg:width="4.291cm" svg:height="1.427cm" svg:x="2.073cm" svg:y="8.512cm">
          <draw:text-box>
            <text:p text:style-name="P8"><text:span text:style-name="T2">PRINT: interval,</text:span><text:span text:style-name="T2"><text:line-break/></text:span><text:span text:style-name="T2">number of tasks</text:span></text:p>
          </draw:text-box>
        </draw:frame>
        <draw:frame draw:style-name="gr4" draw:text-style-name="P7" draw:layer="layout" svg:width="6.238cm" svg:height="0.839cm" svg:x="11.932cm" svg:y="14.077cm">
          <draw:text-box>
            <text:p text:style-name="P6"><text:span text:style-name="T2">RESULT: player, interval</text:span></text:p>
          </draw:text-box>
        </draw:frame>
        <draw:frame draw:style-name="gr4" draw:text-style-name="P10" draw:layer="layout" svg:width="0.815cm" svg:height="0.878cm" svg:x="8.366cm" svg:y="5.202cm">
          <draw:text-box>
            <text:p><text:span text:style-name="T3">1</text:span></text:p>
          </draw:text-box>
        </draw:frame>
        <draw:frame draw:style-name="gr4" draw:text-style-name="P10" draw:layer="layout" svg:width="0.815cm" svg:height="0.878cm" svg:x="3.921cm" svg:y="12.822cm">
          <draw:text-box>
            <text:p><text:span text:style-name="T3">1</text:span></text:p>
          </draw:text-box>
        </draw:frame>
        <draw:frame draw:style-name="gr5" draw:text-style-name="P10" draw:layer="layout" svg:width="0.815cm" svg:height="0.889cm" svg:x="11.107cm" svg:y="10.017cm">
          <draw:text-box>
            <text:p><text:span text:style-name="T3">n</text:span></text:p>
          </draw:text-box>
        </draw:frame>
        <draw:connector draw:style-name="gr6" draw:text-style-name="P5" draw:layer="layout" draw:type="curve" svg:x1="10.398cm" svg:y1="7.604cm" svg:x2="18.231cm" svg:y2="10.414cm" draw:start-shape="id1" draw:start-glue-point="2" draw:end-shape="id4" draw:end-glue-point="0" svg:d="M10398 7604c0 2109 7833 704 7833 2810" svg:viewBox="0 0 7834 2811">
          <text:p/>
        </draw:connector>
        <draw:frame draw:style-name="gr4" draw:text-style-name="P11" xml:id="id4" draw:id="id4" draw:layer="layout" svg:width="1.442cm" svg:height="1.508cm" svg:x="17.51cm" svg:y="10.414cm">
          <draw:text-box>
            <text:p><text:span text:style-name="T4">...</text:span></text:p>
          </draw:text-box>
        </draw:frame>
        <draw:connector draw:style-name="gr6" draw:text-style-name="P5" draw:layer="layout" draw:type="curve" svg:x1="18.231cm" svg:y1="11.922cm" svg:x2="7.858cm" svg:y2="14.06cm" draw:start-shape="id4" draw:start-glue-point="2" draw:end-shape="id3" draw:end-glue-point="1" svg:d="M18231 11922c0 1426-3457 2138-10373 2138" svg:viewBox="0 0 10374 213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5T00:24:34.845747209</meta:creation-date>
    <dc:date>2018-09-05T00:41:55.308398400</dc:date>
    <meta:editing-duration>PT6M19S</meta:editing-duration>
    <meta:editing-cycles>1</meta:editing-cycles>
    <meta:document-statistic meta:object-count="15"/>
    <meta:generator>LibreOffice/6.0.6.2$Linux_X86_64 LibreOffice_project/00$Build-2</meta:generator>
  </office:meta>
</office:document-meta>
</file>